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6in" fo:margin-left="-0.075in" fo:margin-top="0in" fo:margin-bottom="0in" table:align="left" style:writing-mode="lr-tb"/>
    </style:style>
    <style:style style:name="Table1.A" style:family="table-column">
      <style:table-column-properties style:column-width="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style>
    <style:style style:name="T1" style:family="text">
      <style:text-properties officeooo:rsid="00081b7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🧪 Bug Report – Automation Testing for DemoBlaze</text:p>
      <text:p text:style-name="Standard">📅 Date: April 13, 2025</text:p>
      <text:p text:style-name="Standard">🤖 Tested Using: Selenium WebDriver (or replace with actual tool used)</text:p>
      <text:p text:style-name="Standard">🌐 Website: https://www.demoblaze.com/</text:p>
      <text:p text:style-name="Standard">🔍 Tester: [<text:span text:style-name="T1">SHIMAA HUSSIEN</text:span>]</text:p>
      <text:p text:style-name="Standard"><text:line-break/></text:p>
      <text:h text:style-name="Heading_20_1" text:outline-level="1">✅ Test Case 1: Homepage Displays Product Categories</text:h>
      <text:p text:style-name="Standard">• Automation Script: Checks DOM elements in the category list</text:p>
      <text:p text:style-name="Standard">• Expected Result: Categories like Phones, Laptops, Monitors should exist</text:p>
      <text:p text:style-name="Standard">• Actual Result: Elements found using selectors `.list-group-item`</text:p>
      <text:p text:style-name="Standard">• Status: Pass</text:p>
      <text:h text:style-name="Heading_20_1" text:outline-level="1">✅ Test Case 2: Clicking a Product Displays its Details</text:h>
      <text:p text:style-name="Standard">• Automation Steps:<text:line-break/> <text:s/>1. Click product with selector `a[href="prod.html?idp_=1"]`<text:line-break/> <text:s/>2. Wait for product details to load<text:line-break/> <text:s/>3. Validate title, image, and price elements</text:p>
      <text:p text:style-name="Standard">• Expected Result: Page updates with product details</text:p>
      <text:p text:style-name="Standard">• Actual Result: Product details loaded successfully</text:p>
      <text:p text:style-name="Standard">• Status: Pass</text:p>
      <text:h text:style-name="Heading_20_1" text:outline-level="1">❌ Test Case 3: Search Bar Returns Relevant Products</text:h>
      <text:p text:style-name="Standard">• Automation Script: Tries to locate search bar using selectors like `input[type="search"]`</text:p>
      <text:p text:style-name="Standard">• Expected Result: Element present and usable for input</text:p>
      <text:p text:style-name="Standard">• Actual Result: Search bar element not found</text:p>
      <text:p text:style-name="Standard"><text:soft-page-break/>• Status: Fail</text:p>
      <text:p text:style-name="Standard">• Bug Description: No searchable input present in DOM</text:p>
      <text:p text:style-name="Standard">• Severity: Medium</text:p>
      <text:p text:style-name="Standard">• Priority: High</text:p>
      <text:h text:style-name="Heading_20_1" text:outline-level="1">✅ Test Case 4: Product List Updates According to Selected Category</text:h>
      <text:p text:style-name="Standard">• Automation Steps:<text:line-break/> <text:s/>1. Click "Laptops" category link<text:line-break/> <text:s/>2. Validate that all product cards contain expected category items</text:p>
      <text:p text:style-name="Standard">• Expected Result: Products listed belong to the "Laptops" category</text:p>
      <text:p text:style-name="Standard">• Actual Result: Product list updated and matches category</text:p>
      <text:p text:style-name="Standard">• Status: Pass</text:p>
      <text:h text:style-name="Heading_20_1" text:outline-level="1">📌 Summary Table:</text:h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1">Test Case</text:p>
          </table:table-cell>
          <table:table-cell table:style-name="Table1.A1" office:value-type="string">
            <text:p text:style-name="P1">Status</text:p>
          </table:table-cell>
          <table:table-cell table:style-name="Table1.A1" office:value-type="string">
            <text:p text:style-name="P1">Description</text:p>
          </table:table-cell>
        </table:table-row>
        <table:table-row table:style-name="Table1.1">
          <table:table-cell table:style-name="Table1.A1" office:value-type="string">
            <text:p text:style-name="P1">Homepage categories present</text:p>
          </table:table-cell>
          <table:table-cell table:style-name="Table1.A1" office:value-type="string">
            <text:p text:style-name="P1">✅ Pass</text:p>
          </table:table-cell>
          <table:table-cell table:style-name="Table1.A1" office:value-type="string">
            <text:p text:style-name="P1">Elements exist and visible</text:p>
          </table:table-cell>
        </table:table-row>
        <table:table-row table:style-name="Table1.1">
          <table:table-cell table:style-name="Table1.A1" office:value-type="string">
            <text:p text:style-name="P1">Product detail on click</text:p>
          </table:table-cell>
          <table:table-cell table:style-name="Table1.A1" office:value-type="string">
            <text:p text:style-name="P1">✅ Pass</text:p>
          </table:table-cell>
          <table:table-cell table:style-name="Table1.A1" office:value-type="string">
            <text:p text:style-name="P1">Page updates with full details</text:p>
          </table:table-cell>
        </table:table-row>
        <table:table-row table:style-name="Table1.1">
          <table:table-cell table:style-name="Table1.A1" office:value-type="string">
            <text:p text:style-name="P1">Search bar functionality</text:p>
          </table:table-cell>
          <table:table-cell table:style-name="Table1.A1" office:value-type="string">
            <text:p text:style-name="P1">❌ Fail</text:p>
          </table:table-cell>
          <table:table-cell table:style-name="Table1.A1" office:value-type="string">
            <text:p text:style-name="P1">Search bar not found in DOM</text:p>
          </table:table-cell>
        </table:table-row>
        <table:table-row table:style-name="Table1.1">
          <table:table-cell table:style-name="Table1.A1" office:value-type="string">
            <text:p text:style-name="P1">Category-based product filtering</text:p>
          </table:table-cell>
          <table:table-cell table:style-name="Table1.A1" office:value-type="string">
            <text:p text:style-name="P1">✅ Pass</text:p>
          </table:table-cell>
          <table:table-cell table:style-name="Table1.A1" office:value-type="string">
            <text:p text:style-name="P1">Product list filters correctly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wiss"/>
    <style:font-face style:name="Tahoma1" svg:font-family="Tahoma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caption" style:family="paragraph" style:parent-style-name="Standard" style:next-style-name="Standard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_20__28_WW_29_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_20__28_WW_29_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_20__28_WW_29_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_20__28_WW_29_"/>
    <style:style style:name="Body_20_Text_20_2_20_Char" style:display-name="Body Text 2 Char" style:family="text" style:parent-style-name="Default_20_Paragraph_20_Font_20__28_WW_29_" loext:linked-style-name="Body_20_Text_20_2"/>
    <style:style style:name="Body_20_Text_20_3_20_Char" style:display-name="Body Text 3 Char" style:family="text" style:parent-style-name="Default_20_Paragraph_20_Font_20__28_WW_29_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_20__28_WW_29_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_20__28_WW_29_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_20__28_WW_29_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_20__28_WW_29_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_20__28_WW_29_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_20__28_WW_29_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_20__28_WW_29_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_20__28_WW_29_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_20__28_WW_29_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_20__28_WW_29_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_20__28_WW_29_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2</meta:editing-cycles>
    <meta:creation-date>2013-12-23T23:15:00</meta:creation-date>
    <dc:date>2025-04-13T22:45:35.530000000</dc:date>
    <meta:editing-duration>PT56S</meta:editing-duration>
    <meta:generator>Bree_Office/1.0.0.0$Windows_X86_64 LibreOffice_project/</meta:generator>
    <meta:document-statistic meta:table-count="1" meta:image-count="0" meta:object-count="0" meta:page-count="2" meta:paragraph-count="45" meta:word-count="274" meta:character-count="1761" meta:non-whitespace-character-count="1519"/>
    <meta:user-defined meta:name="AppVersion">14.0000</meta:user-defined>
    <meta:template xlink:type="simple" xlink:actuate="onRequest" xlink:title="Normal.dotm" xlink:href=""/>
  </office:meta>
</office:document-meta>
</file>